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d36" officeooo:paragraph-rsid="0017bd36"/>
    </style:style>
    <style:style style:name="P2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</style:style>
    <style:style style:name="P3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paragraph-rsid="0017bd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conditions . checkNotNull ( predicate , STRING_CONSTANT ) ;</text:p>
      <text:p text:style-name="Standard">-------------------------------------------------------------------------------------</text:p>
      <text:p text:style-name="P2">checkNotNull ( predicate , STRING_CONSTANT ) ;<text:line-break/><text:line-break/></text:p>
      <text:p text:style-name="P1"/>
      <text:p text:style-name="P1"/>
      <text:p text:style-name="P1">GuavaAsserts . assertEquals ( object . getClass () , copy . getClass () ) ;</text:p>
      <text:p text:style-name="P1">-------------------------------------------------------------------------------------</text:p>
      <text:p text:style-name="P1">Assert . assertEquals ( object . getClass () , copy . GetClass () ) ;</text:p>
      <text:p text:style-name="P1"/>
      <text:p text:style-name="P3"/>
      <text:p text:style-name="P1"/>
      <text:p text:style-name="P1">{ interruptenator . shutdown () ; }</text:p>
      <text:p text:style-name="P1">-------------------------------------------------------------------------------------</text:p>
      <text:p text:style-name="P1">{ interruptenator . shutdown () ; Thread . interrupted () ; }</text:p>
      <text:p text:style-name="P1"/>
      <text:p text:style-name="P3"/>
      <text:p text:style-name="P1"/>
      <text:p text:style-name="P1"/>
      <text:p text:style-name="P1">final Callable &lt; V &gt; valueLoader</text:p>
      <text:p text:style-name="P1">-------------------------------------------------------------------------------------</text:p>
      <text:p text:style-name="P1">final Callable &lt; ? extends V &gt; valueLoader</text:p>
      <text:p text:style-name="P3"/>
      <text:p text:style-name="P1"/>
      <text:p text:style-name="P1"/>
      <text:p text:style-name="P1">! parameterIsPrimitiveOrNullable ( func , indexOfParamToSetToNull )</text:p>
      <text:p text:style-name="P1">-------------------------------------------------------------------------------------</text:p>
      <text:p text:style-name="P1">! parameterIsPrimitiveOrNullable ( func , i )</text:p>
      <text:p text:style-name="P3"/>
      <text:p text:style-name="P1"/>
      <text:p text:style-name="P1">assertNotificationEnqueued ( map , key , value , hash ) ;</text:p>
      <text:p text:style-name="P1">-------------------------------------------------------------------------------------</text:p>
      <text:p text:style-name="P1">assertNotificationEnqueued ( map , key , value ) ;</text:p>
      <text:p text:style-name="P1"/>
      <text:p text:style-name="P3"/>
      <text:p text:style-name="P1"/>
      <text:p text:style-name="P1">public String print ( ReadableInstant instant ) { </text:p>
      <text:p text:style-name="P1"><text:tab/>return mPrinter . print ( instant ) ; </text:p>
      <text:p text:style-name="P1">}</text:p>
      <text:p text:style-name="P1">-------------------------------------------------------------------------------------</text:p>
      <text:p text:style-name="P1">public String print ( final ReadableInstant instant ) { </text:p>
      <text:p text:style-name="P1"><text:tab/>return mPrinter . print ( instant ) ; </text:p>
      <text:p text:style-name="P1">}</text:p>
      <text:p text:style-name="P3"/>
      <text:p text:style-name="P1"/>
      <text:p text:style-name="P1"/>
      <text:p text:style-name="P3"><text:soft-page-break/></text:p>
      <text:p text:style-name="P1"/>
      <text:p text:style-name="P1">{ </text:p>
      <text:p text:style-name="P1"><text:tab/>DateOnly instant = iInstant ; </text:p>
      <text:p text:style-name="P1"><text:tab/>return ( DateOnly ) instant . toCopy ( iField . roundHalfEven ( instant . getMillis () ) ) ; </text:p>
      <text:p text:style-name="P1">}</text:p>
      <text:p text:style-name="P1">-------------------------------------------------------------------------------------</text:p>
      <text:p text:style-name="P1">{ </text:p>
      <text:p text:style-name="P1"><text:tab/>DateOnly instant = iInstant ; </text:p>
      <text:p text:style-name="P1"><text:tab/>return ( DateOnly ) instant . withMillis ( iField . roundHalfEven ( instant . getMillis () ) ) ; </text:p>
      <text:p text:style-name="P1">}</text:p>
      <text:p text:style-name="P3"/>
      <text:p text:style-name="P1"/>
      <text:p text:style-name="P1">{ </text:p>
      <text:p text:style-name="P1"><text:tab/>return instant . toCopy ( addTo ( instant . getMillis () , scalar ) ) ; </text:p>
      <text:p text:style-name="P1">}</text:p>
      <text:p text:style-name="P1">-------------------------------------------------------------------------------------</text:p>
      <text:p text:style-name="P1">{ </text:p>
      <text:p text:style-name="P1"><text:tab/>return instant . withMillis ( addTo ( instant . getMillis () , scalar ) ) ; </text:p>
      <text:p text:style-name="P1">}</text:p>
      <text:p text:style-name="P3"/>
      <text:p text:style-name="P1"/>
      <text:p text:style-name="P1">return ( DateTime ) instant . toCopy ( iField . add ( instant . getMillis () , value ) ) ;</text:p>
      <text:p text:style-name="P1">-------------------------------------------------------------------------------------</text:p>
      <text:p text:style-name="P1">return ( DateTime ) instant . withMillis ( iField . add ( instant . getMillis () , value ) ) ;</text:p>
      <text:p text:style-name="P3"/>
      <text:p text:style-name="P1"/>
      <text:p text:style-name="P1">return ( DateOnly ) instant . toCopy ( iField . set ( instant . getMillis () , value ) ) ;</text:p>
      <text:p text:style-name="P1">-------------------------------------------------------------------------------------</text:p>
      <text:p text:style-name="P1">return ( DateOnly ) instant . withMillis ( iField . set ( instant . getMillis () , value ) ) ;</text:p>
      <text:p text:style-name="P1"/>
      <text:p text:style-name="P3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21:26:12.940266885</meta:creation-date>
    <dc:date>2019-04-26T21:36:06.949064471</dc:date>
    <meta:editing-duration>PT9M54S</meta:editing-duration>
    <meta:editing-cycles>1</meta:editing-cycles>
    <meta:document-statistic meta:table-count="0" meta:image-count="0" meta:object-count="0" meta:page-count="2" meta:paragraph-count="47" meta:word-count="331" meta:character-count="2548" meta:non-whitespace-character-count="2240"/>
    <meta:generator>LibreOffice/6.0.7.3$Linux_X86_64 LibreOffice_project/00m0$Build-3</meta:generator>
  </office:meta>
</office:document-meta>
</file>